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9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33pt" fo:break-before="auto" style:use-optimal-row-height="true"/>
    </style:style>
    <style:style style:name="ro8" style:family="table-row">
      <style:table-row-properties style:row-height="48.5pt" fo:break-before="auto" style:use-optimal-row-height="true"/>
    </style:style>
    <style:style style:name="ro9" style:family="table-row">
      <style:table-row-properties style:row-height="95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offspring</text:p>
          </table:table-cell>
          <table:table-cell/>
          <table:table-cell office:value-type="string" calcext:value-type="string">
            <text:p>потомок, отпрыск formal, humorously</text:p>
            <text:p>a young mother trying to control her offspring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ode</text:p>
          </table:table-cell>
          <table:table-cell office:value-type="string" calcext:value-type="string">
            <text:p>əˈbəʊd</text:p>
          </table:table-cell>
          <table:table-cell office:value-type="string" calcext:value-type="string">
            <text:p>обитель, жилище</text:p>
            <text:p>a homeless person with no fixed abo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erio</text:p>
          </table:table-cell>
          <table:table-cell office:value-type="string" calcext:value-type="string">
            <text:p>ˌtʃɪəriˈəʊ</text:p>
          </table:table-cell>
          <table:table-cell office:value-type="string" calcext:value-type="string">
            <text:p>goodby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ss adj, adv</text:p>
          </table:table-cell>
          <table:table-cell office:value-type="string" calcext:value-type="string">
            <text:p>əˈmɪs</text:p>
          </table:table-cell>
          <table:table-cell office:value-type="string" calcext:value-type="string">
            <text:p>wrong</text:p>
            <text:p>There’s something <text:span text:style-name="T1">amiss in their </text:span>relationship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 amiss</text:p>
          </table:table-cell>
          <table:table-cell/>
          <table:table-cell office:value-type="string" calcext:value-type="string">
            <text:p>go wrong пойти не так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 pear-shaped</text:p>
          </table:table-cell>
          <table:table-cell/>
          <table:table-cell office:value-type="string" calcext:value-type="string">
            <text:p>go wrong</text:p>
            <text:p>The whole thing went pear-shap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 once</text:p>
          </table:table-cell>
          <table:table-cell/>
          <table:table-cell office:value-type="string" calcext:value-type="string">
            <text:p>Immediatly</text:p>
            <text:p>Now, go upstairs at once and clean your room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ght away</text:p>
          </table:table-cell>
          <table:table-cell/>
          <table:table-cell office:value-type="string" calcext:value-type="string">
            <text:p>Immediatly</text:p>
            <text:p>She didn't come back right away because the phone rang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ek</text:p>
          </table:table-cell>
          <table:table-cell/>
          <table:table-cell office:value-type="string" calcext:value-type="string">
            <text:p>1) achieve</text:p>
            <text:p>Local schools are seeking to reduce the dropout rate.</text:p>
            <text:p>Housands of people crossed the border, seeking refuge from the war.</text:p>
            <text:p>2) look for</text:p>
            <text:p>Attractive woman, 27, seeks male, 25-35, for fun and friendship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arch for</text:p>
          </table:table-cell>
          <table:table-cell/>
          <table:table-cell office:value-type="string" calcext:value-type="string">
            <text:p>искать</text:p>
            <text:p>Bad weather is hampering the <text:span text:style-name="T1">search for</text:span> survivors.</text:p>
            <text:p>Two more bodies were found after a <text:span text:style-name="T1">search of </text:span>the wood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 terms of</text:p>
          </table:table-cell>
          <table:table-cell/>
          <table:table-cell office:value-type="string" calcext:value-type="string">
            <text:p>с точки зрения</text:p>
            <text:p>Femininity is still defined in terms of beau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particular</text:p>
          </table:table-cell>
          <table:table-cell/>
          <table:table-cell office:value-type="string" calcext:value-type="string">
            <text:p>especially</text:p>
            <text:p>It was a good concert – I enjoyed the last song in particula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 account of</text:p>
          </table:table-cell>
          <table:table-cell/>
          <table:table-cell office:value-type="string" calcext:value-type="string">
            <text:p>because of</text:p>
            <text:p>She was told to wear flat shoes, on account of her back probl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 the basis of</text:p>
          </table:table-cell>
          <table:table-cell/>
          <table:table-cell office:value-type="string" calcext:value-type="string">
            <text:p>на основе / because of the fact that</text:p>
            <text:p>discrimination on the basis of sex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 relation to</text:p>
          </table:table-cell>
          <table:table-cell/>
          <table:table-cell office:value-type="string" calcext:value-type="string">
            <text:p>1) связанный с, в сравнении с</text:p>
            <text:p>Women’s earnings are still low in relation to men’s.</text:p>
            <text:p>2) about</text:p>
            <text:p>latest developments in relation to the dis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erning</text:p>
          </table:table-cell>
          <table:table-cell/>
          <table:table-cell office:value-type="string" calcext:value-type="string">
            <text:p>about</text:p>
            <text:p>Prince Saiid answered questions concerning Kuwait’s futur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egarding / with regard to</text:p>
          </table:table-cell>
          <table:table-cell/>
          <table:table-cell office:value-type="string" calcext:value-type="string">
            <text:p>about</text:p>
            <text:p>Information regarding the company’s financial position</text:p>
            <text:p>U.S. regulatory policy with regard to foreign banks operating in the United State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tairway / staircase</text:p>
          </table:table-cell>
          <table:table-cell/>
          <table:table-cell office:value-type="string" calcext:value-type="string">
            <text:p>лестница</text:p>
            <text:p/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tion</text:p>
          </table:table-cell>
          <table:table-cell office:value-type="string" calcext:value-type="string">
            <text:p>ˈməʊʃən</text:p>
          </table:table-cell>
          <table:table-cell office:value-type="string" calcext:value-type="string">
            <text:p>движение</text:p>
            <text:p>The rocking motion of the boat made Sylvia feel sick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1) обратиться</text:p>
            <text:p>She turned to address the man on her left.</text:p>
            <text:p>2) направить</text:p>
            <text:p>You will have to address your comments to our Head Off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ionary</text:p>
          </table:table-cell>
          <table:table-cell/>
          <table:table-cell office:value-type="string" calcext:value-type="string">
            <text:p>неподвижный</text:p>
            <text:p>How did you manage to drive into a stationary vehicle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ard</text:p>
          </table:table-cell>
          <table:table-cell/>
          <table:table-cell office:value-type="string" calcext:value-type="string">
            <text:p>сесть на / get on</text:p>
            <text:p>The couple boarded the train for New York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posit n, v</text:p>
          </table:table-cell>
          <table:table-cell/>
          <table:table-cell office:value-type="string" calcext:value-type="string">
            <text:p>1) залог</text:p>
            <text:p>A deposit of 10% is required.</text:p>
            <text:p/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wot n, v</text:p>
          </table:table-cell>
          <table:table-cell office:value-type="string" calcext:value-type="string">
            <text:p>swɒt</text:p>
          </table:table-cell>
          <table:table-cell office:value-type="string" calcext:value-type="string">
            <text:p>зубрить(усиленно учить), зубрила</text:p>
            <text:p>students swotting for exam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</text:p>
          </table:table-cell>
          <table:table-cell office:value-type="string" calcext:value-type="string">
            <text:p>tɑː</text:p>
          </table:table-cell>
          <table:table-cell office:value-type="string" calcext:value-type="string">
            <text:p>thank you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ross</text:p>
          </table:table-cell>
          <table:table-cell/>
          <table:table-cell office:value-type="string" calcext:value-type="string">
            <text:p>1) очень серьезный / грубый (нарушение)</text:p>
            <text:p>soldiers accused of gross violations of human rights</text:p>
            <text:p>2) disgusting</text:p>
            <text:p>Ooh, gross! I hate spinach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gy</text:p>
          </table:table-cell>
          <table:table-cell office:value-type="string" calcext:value-type="string">
            <text:p>ˈdɒdʒi </text:p>
          </table:table-cell>
          <table:table-cell office:value-type="string" calcext:value-type="string">
            <text:p>плутоватый</text:p>
            <text:p>One girl thought the men looked dodgy.</text:p>
          </table:table-cell>
          <table:table-cell table:number-columns-repeated="1021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0:15:08.029284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35M20S</meta:editing-duration>
    <meta:editing-cycles>10</meta:editing-cycles>
    <meta:generator>LibreOffice/6.0.7.3$Linux_X86_64 LibreOffice_project/00m0$Build-3</meta:generator>
    <dc:date>2021-11-28T00:30:07.838197970</dc:date>
    <meta:document-statistic meta:table-count="1" meta:cell-count="61" meta:object-count="0"/>
    <meta:template xlink:type="simple" xlink:actuate="onRequest" xlink:title="vocabularyUnit" xlink:href="../../../../Templates/vocabularyUnit.ots" meta:date="2021-07-23T23:09:37.744245147"/>
  </office:meta>
</office:document-meta>
</file>